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新細明體" style:font-family-asian="新細明體" style:font-family-complex="新細明體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00.00%" fo:text-align="center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FT</text:span></text:p>
      <text:p text:style-name="P2"><text:span text:style-name="T2">Fast fourier transform:</text:span></text:p>
      <text:p text:style-name="P2"><text:span text:style-name="T2">A fast Fourier transform (FFT) is an algorithm that computes the discrete Fourier transform (DFT) of a sequence, or its inverse (IDFT).</text:span></text:p>
      <text:p text:style-name="P2"><text:span text:style-name="T2">An FFT rapidly computes such transformations by factorizing the DFT matrix into a product of sparse (mostly zero) factors.[2] As a result, it manages to reduce the complexity of computing the DFT from O(N^2), which arises if one simply applies the definition of DFT, O(N\log N), where N is the data size. </text:span></text:p>
      <text:p text:style-name="P2"><text:span text:style-name="T2">C-sim/Synthesis/Cosim</text:span></text:p>
      <text:p text:style-name="P2"><text:span text:style-name="T2">Original:</text:span></text:p>
      <text:p text:style-name="P2"><text:span text:style-name="T2">C-sim:</text:span></text:p>
      <text:p text:style-name="P2"><draw:frame text:anchor-type="as-char" svg:width="110.60mm" svg:height="28.31mm" style:rel-width="scale" style:rel-height="scale"><draw:object-ole xlink:href="OleObj1"/><draw:image xlink:href="ObjectReplacements/OleObj1"/></draw:frame><text:span text:style-name="T2"/></text:p>
      <text:p text:style-name="P2"><text:span text:style-name="T2">Synthesis:</text:span></text:p>
      <text:p text:style-name="P2"><draw:frame text:anchor-type="as-char" svg:width="115.36mm" svg:height="134.94mm" style:rel-width="scale" style:rel-height="scale"><draw:object-ole xlink:href="OleObj2"/><draw:image xlink:href="ObjectReplacements/OleObj2"/></draw:frame><text:span text:style-name="T2"/></text:p>
      <text:p text:style-name="P2"><text:span text:style-name="T2">the latency is unknown because there is an inner loop using the index of outer loop as its range. HLS can't estimate the accurate latency. So I decide to decrease the cycle period and do some optimization to make the FFT work even in a smaller period. </text:span></text:p>
      <text:p text:style-name="P2"><text:span text:style-name="T2">Cosim:</text:span><text:span text:style-name="T3"/></text:p>
      <text:p text:style-name="P2"><draw:frame text:anchor-type="as-char" svg:width="123.30mm" svg:height="40.48mm" style:rel-width="scale" style:rel-height="scale"><draw:object-ole xlink:href="OleObj3"/><draw:image xlink:href="ObjectReplacements/OleObj3"/></draw:frame><text:span text:style-name="T3"/></text:p>
      <text:p text:style-name="P2"><text:span text:style-name="T4">the original use the math cos and sin function which cost a lot.</text:span></text:p>
      <text:p text:style-name="P2"><text:span text:style-name="T4">So, I generate the cos and sin table by Octave.</text:span></text:p>
      <text:p text:style-name="P2"><draw:frame text:anchor-type="as-char" svg:width="146.58mm" svg:height="7.14mm" style:rel-width="scale" style:rel-height="scale"><draw:object-ole xlink:href="OleObj4"/><draw:image xlink:href="ObjectReplacements/OleObj4"/></draw:frame><text:span text:style-name="T4"/></text:p>
      <text:p text:style-name="P2"><draw:frame text:anchor-type="as-char" svg:width="85.73mm" svg:height="32.81mm" style:rel-width="scale" style:rel-height="scale"><draw:object-ole xlink:href="OleObj5"/><draw:image xlink:href="ObjectReplacements/OleObj5"/></draw:frame><text:span text:style-name="T4"/></text:p>
      <text:p text:style-name="P2"><text:span text:style-name="T4">Synthesis result</text:span></text:p>
      <text:p text:style-name="P2"><draw:frame text:anchor-type="as-char" svg:width="107.69mm" svg:height="133.88mm" style:rel-width="scale" style:rel-height="scale"><draw:object-ole xlink:href="OleObj6"/><draw:image xlink:href="ObjectReplacements/OleObj6"/></draw:frame><text:span text:style-name="T4"/></text:p>
      <text:p text:style-name="P2"><text:span text:style-name="T4">Not only the clk period is smaller, but also the utilization is 10 times smaller!!!</text:span></text:p>
      <text:p text:style-name="P2"><text:span text:style-name="T4">And then, I change the data type from float to fixed point. The utilization gets smaller!</text:span></text:p>
      <text:p text:style-name="P2"><text:span text:style-name="T4">I also write a simple function to replace the fabs function in math.h</text:span></text:p>
      <text:p text:style-name="P2"><draw:frame text:anchor-type="as-char" svg:width="40.22mm" svg:height="22.75mm" style:rel-width="scale" style:rel-height="scale"><draw:object-ole xlink:href="OleObj7"/><draw:image xlink:href="ObjectReplacements/OleObj7"/></draw:frame><text:span text:style-name="T4"/></text:p>
      <text:p text:style-name="P2"><text:span text:style-name="T4">Synthesis result</text:span></text:p>
      <text:p text:style-name="P2"><draw:frame text:anchor-type="as-char" svg:width="109.27mm" svg:height="132.56mm" style:rel-width="scale" style:rel-height="scale"><draw:object-ole xlink:href="OleObj8"/><draw:image xlink:href="ObjectReplacements/OleObj8"/></draw:frame><text:span text:style-name="T4"/></text:p>
      <text:p text:style-name="P2"><text:span text:style-name="T4">Hardware : AXI Master</text:span></text:p>
      <text:p text:style-name="P2"><draw:frame text:anchor-type="as-char" svg:width="146.58mm" svg:height="102.66mm" style:rel-width="scale" style:rel-height="scale"><draw:object-ole xlink:href="OleObj9"/><draw:image xlink:href="ObjectReplacements/OleObj9"/></draw:frame><text:span text:style-name="T4"/></text:p>
      <text:p text:style-name="P2"><text:span text:style-name="T4">Block design</text:span></text:p>
      <text:p text:style-name="P2"><draw:frame text:anchor-type="as-char" svg:width="146.58mm" svg:height="53.18mm" style:rel-width="scale" style:rel-height="scale"><draw:object-ole xlink:href="OleObj10"/><draw:image xlink:href="ObjectReplacements/OleObj10"/></draw:frame><text:span text:style-name="T4"/></text:p>
      <text:p text:style-name="P2"><text:span text:style-name="T4">Run on jupytor</text:span></text:p>
      <text:p text:style-name="P2"><text:span text:style-name="T4">I give the same input as the HLS one</text:span></text:p>
      <text:p text:style-name="P2"><text:span text:style-name="T4">and I write the result to a file and check if it's similiar to the HLS golden data </text:span></text:p>
      <text:p text:style-name="P2"><text:span text:style-name="T4">the result is what I expected.</text:span></text:p>
      <text:p text:style-name="P2"><draw:frame text:anchor-type="as-char" svg:width="146.58mm" svg:height="83.34mm" style:rel-width="scale" style:rel-height="scale"><draw:object-ole xlink:href="OleObj11"/><draw:image xlink:href="ObjectReplacements/OleObj11"/></draw:frame><text:span text:style-name="T4"/></text:p>
      <text:p text:style-name="P2"><text:span text:style-name="T4">golden data &amp; output data:</text:span></text:p>
      <text:p text:style-name="P2"><draw:frame text:anchor-type="as-char" svg:width="146.58mm" svg:height="141.55mm" style:rel-width="scale" style:rel-height="scale"><draw:object-ole xlink:href="OleObj12"/><draw:image xlink:href="ObjectReplacements/OleObj12"/></draw:frame><text:span text:style-name="T4"/></text:p>
      <text:p text:style-name="P2"><text:span text:style-name="T4"/></text:p>
      <text:p text:style-name="P2"><text:span text:style-name="T4"/></text:p>
      <text:p text:style-name="P2"><text:span text:style-name="T5">github address:</text:span></text:p>
      <text:p text:style-name="P2"><text:a xlink:href="https://github.com/guanhsu714/MSOC_self_paced/tree/master/Documents/MSOC/selfpaced"><text:span text:style-name="T6">https://github.com/guanhsu714/MSOC_self_paced/tree/master/Documents/MSOC/selfpaced</text:span></text:a><text:span text:style-name="T7"/></text:p>
      <text:p text:style-name="P2"><text:span text:style-name="T8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